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19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20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24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26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3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34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35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36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38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39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40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47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49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51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53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57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59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61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6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63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64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65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67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68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71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74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77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78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84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85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86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87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89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90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91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93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94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95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96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97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98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99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00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01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0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03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04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05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06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07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08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09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10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11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1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13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14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15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16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17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18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19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justify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justify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text:list-style style:name="L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/>
    </style:style>
  </office:automatic-styles>
  <office:body>
    <office:text>
      <text:p text:style-name="P1"><text:span text:style-name="T1">Politechnika<text:s/></text:span><text:span text:style-name="T2">ł</text:span><text:span text:style-name="T3">ódzka</text:span></text:p>
      <text:p text:style-name="P1"><text:span text:style-name="T4">Wydzia</text:span><text:span text:style-name="T5">ł Elektrotechniki, Elektroniki, Informatyki i Automatyki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3"><text:span text:style-name="T7"/></text:p>
      <text:p text:style-name="P3"><text:span text:style-name="T8">Integracja i testowanie aplikacji</text:span></text:p>
      <text:p text:style-name="P3"><text:span text:style-name="T8"/></text:p>
      <text:p text:style-name="P3"><text:span text:style-name="T9"/></text:p>
      <text:p text:style-name="P3"><text:span text:style-name="T10">Link do projektu</text:span><text:span text:style-name="T11">: </text:span></text:p>
      <text:p text:style-name="P3"><text:a xlink:href="https://gitsr.dmcs.pl/nsai20l-37/Spoldzielnia-Testy"><text:span text:style-name="T12">https://gitsr.dmcs.pl/nsai20l-37/Spoldzielnia-Testy</text:span></text:a><text:span text:style-name="T13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5"><text:span text:style-name="T14"/></text:p>
      <text:p text:style-name="P5"><text:span text:style-name="T14"/></text:p>
      <text:p text:style-name="P5"><text:span text:style-name="T15">Micha</text:span><text:span text:style-name="T16">ł Sokołowski</text:span></text:p>
      <text:p text:style-name="P5"><text:span text:style-name="T17">Numer albumu:</text:span><text:span text:style-name="T18"><text:s/>233124</text:span><text:span text:style-name="T19"/></text:p>
      <text:p text:style-name="P5"><text:span text:style-name="T20"/></text:p>
      <text:p text:style-name="P5"><text:span text:style-name="T21">Adam Czmara</text:span></text:p>
      <text:p text:style-name="P5"><text:span text:style-name="T22">Numer albumu: 233089</text:span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7"><text:span text:style-name="T24">Spis tre</text:span><text:span text:style-name="T25">ści</text:span></text:p>
      <text:p text:style-name="P7"><text:span text:style-name="T26"/></text:p>
      <text:p text:style-name="P7"><text:span text:style-name="T26"/></text:p>
      <text:p text:style-name="P8"><text:span text:style-name="T27">1. Charakterystyka zagadnienia.</text:span></text:p>
      <text:p text:style-name="P8"><text:span text:style-name="T28"/></text:p>
      <text:p text:style-name="P9"><text:span text:style-name="T29">2. Cel przeprowadzonych dzia</text:span><text:span text:style-name="T30">łań.</text:span></text:p>
      <text:p text:style-name="P10"><text:span text:style-name="T31"/></text:p>
      <text:p text:style-name="P10"><text:span text:style-name="T32">3. Analiza Mo</text:span><text:span text:style-name="T33">żliwości rozwiązania problemu.</text:span></text:p>
      <text:p text:style-name="P10"><text:span text:style-name="T34"/></text:p>
      <text:p text:style-name="P10"><text:span text:style-name="T35">4. Propozycje rozwi</text:span><text:span text:style-name="T36">ązania problemu.</text:span></text:p>
      <text:p text:style-name="P10"><text:span text:style-name="T37"/></text:p>
      <text:p text:style-name="P10"><text:span text:style-name="T38">5. Zastosowane rozwi</text:span><text:span text:style-name="T39">ązania</text:span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0"/></text:p>
      <text:p text:style-name="P10"><text:span text:style-name="T41">1. Charakterystyka zagadnienia.</text:span></text:p>
      <text:p text:style-name="P11"><text:span text:style-name="T42"/></text:p>
      <text:p text:style-name="P11"><text:span text:style-name="T43"><text:tab/>Proces testowanie oprogramowania ma ma na celu zapewnienie mo</text:span><text:span text:style-name="T44">żliwie jak najlepszej jakości wytwarzanego oprogramowania. Jest rzeczą naturalną, że podczas jego tworzenia w kodze pisanym przez programist</text:span><text:span text:style-name="T45">ów mog</text:span><text:span text:style-name="T46">ą pojawiać się niezamierzone błędy. Owe błędy mogą<text:s text:c="2"/>mieć postać nieprawidłowo napisanego kodu lub mogą powodować niepożądane działanie oprogramowania.</text:span></text:p>
      <text:p text:style-name="P11"><text:span text:style-name="T47"><text:tab/></text:span></text:p>
      <text:p text:style-name="P11"><text:span text:style-name="T47"><text:tab/>Testowanie jest potrzebnym procesem podczas wytwarzania oprogramowania. Istotnym jest to, aby zrozumie</text:span><text:span text:style-name="T48">ć, że testowanie nie jest zwykłym debugowaniem kodu. Pozwala ono na sprawdzenie czy dany produkt jest zgodny ze specyfikacją oraz z oczekiwaniami klienta.</text:span></text:p>
      <text:p text:style-name="P11"><text:span text:style-name="T49"/></text:p>
      <text:p text:style-name="P11"><text:span text:style-name="T50"><text:tab/>Wa</text:span><text:span text:style-name="T51">żne jest, aby wykrywać błędy możliwie jak najwcześniej. Nie tylko pozwala to na wykrywanie defekt</text:span><text:span text:style-name="T52">ów w za</text:span><text:span text:style-name="T53">łożeniach całego projektu, ale r</text:span><text:span text:style-name="T54">ównie</text:span><text:span text:style-name="T55">ż zmniejsza koszty związane z ich naprawą.</text:span></text:p>
      <text:p text:style-name="P11"><text:span text:style-name="T56"/></text:p>
      <text:p text:style-name="P11"><text:span text:style-name="T56"/></text:p>
      <text:p text:style-name="P11"><text:span text:style-name="T57"><text:tab/>Wraz ze zwi</text:span><text:span text:style-name="T58">ększeniem złożoności wytwarzanego oprogramowania pojawia się konieczność tworzenia większej ilości test</text:span><text:span text:style-name="T59">ów. Testy mog</text:span><text:span text:style-name="T60">ą być wykonywane manualnie przez programist</text:span><text:span text:style-name="T61">ów lub testerów. Jednak przy du</text:span><text:span text:style-name="T62">żej ilości test</text:span><text:span text:style-name="T63">ów, testowanie manualnie mo</text:span><text:span text:style-name="T64">że okazać się mało wydajne. Alternatywą jest zastosowanie test</text:span><text:span text:style-name="T65">ów automatycznych. S</text:span><text:span text:style-name="T66">ą one<text:s text:c="2"/>tworzone i wykonywane przy pomocy odpowiedniego oprogramowania</text:span></text:p>
      <text:p text:style-name="P11"><text:span text:style-name="T67">i skryptów. Wykonuj</text:span><text:span text:style-name="T68">ą się<text:s text:c="2"/>w dużo kr</text:span><text:span text:style-name="T69">ótszym czasie ni</text:span><text:span text:style-name="T70">ż testy manualne, ponadto nadają się do wielokrotnego użytku w powtarzalnych scenariuszach testowych oraz nie wymagają interwencji testera manualnego.</text:span></text:p>
      <text:p text:style-name="P12"><text:span text:style-name="T71"/></text:p>
      <text:p text:style-name="P12"><text:span text:style-name="T71"/></text:p>
      <text:p text:style-name="P13"><text:span text:style-name="T71"/></text:p>
      <text:p text:style-name="P13"><text:span text:style-name="T71"/></text:p>
      <text:p text:style-name="P13"><text:span text:style-name="T71"/></text:p>
      <text:p text:style-name="P13"><text:span text:style-name="T71"/></text:p>
      <text:p text:style-name="P13"><text:span text:style-name="T71"/></text:p>
      <text:p text:style-name="P13"><text:span text:style-name="T71"/></text:p>
      <text:p text:style-name="P13"><text:span text:style-name="T71"/></text:p>
      <text:p text:style-name="P13"><text:span text:style-name="T71"/></text:p>
      <text:p text:style-name="P13"><text:span text:style-name="T71"/></text:p>
      <text:p text:style-name="P13"><text:span text:style-name="T71"/></text:p>
      <text:p text:style-name="P13"><text:span text:style-name="T72">2. Cel przeprowadzonych dzia</text:span><text:span text:style-name="T73">łań</text:span></text:p>
      <text:p text:style-name="P13"><text:span text:style-name="T74"/></text:p>
      <text:p text:style-name="P13"><text:span text:style-name="T75"><text:tab/>Celem by</text:span><text:span text:style-name="T76">ło stworzenie test</text:span><text:span text:style-name="T77">ów automatycznych, maj</text:span><text:span text:style-name="T78">ących<text:s text:c="2"/>sprawdzić jakość wytworzonej aplikacji internetowej.</text:span></text:p>
      <text:p text:style-name="P13"><text:span text:style-name="T79"/></text:p>
      <text:p text:style-name="P13"><text:span text:style-name="T80"><text:tab/>Aby zrealizowa</text:span><text:span text:style-name="T81">ć dany cel użyto narzędzia zaprojektowanego z myślą o tworzeniu automatycznych test</text:span><text:span text:style-name="T82">ów pozwalaj</text:span><text:span text:style-name="T83">ących na testowanie graficznego interfejsu użytkownika.</text:span></text:p>
      <text:p text:style-name="P14"><text:span text:style-name="T84"/></text:p>
      <text:p text:style-name="P14"><text:span text:style-name="T84"/></text:p>
      <text:p text:style-name="P14"><text:span text:style-name="T84"/></text:p>
      <text:p text:style-name="P14"><text:span text:style-name="T85">3. Analiza mo</text:span><text:span text:style-name="T86">żliwości rozwiązania problemu</text:span></text:p>
      <text:p text:style-name="P14"><text:span text:style-name="T87"/></text:p>
      <text:p text:style-name="P14"><text:span text:style-name="T88">Jedn</text:span><text:span text:style-name="T89">ą z metod możliwych do zastosowania podczas rozwiązywania problem</text:span><text:span text:style-name="T90">ów jest metoda 5W. Polega ona na zadaniu kilku pyta</text:span><text:span text:style-name="T91">ń<text:s/></text:span><text:span text:style-name="T92">„</text:span><text:span text:style-name="T93">why?”. </text:span></text:p>
      <text:p text:style-name="P14"><text:span text:style-name="T94"/></text:p>
      <text:p text:style-name="P15"><text:span text:style-name="T95">(what?, who?, when?, where?, why?, how?)</text:span></text:p>
      <text:p text:style-name="P15"><text:span text:style-name="T95">(co?, kto?, kiedy?, gdzie?, dlaczego?, jak?)</text:span></text:p>
      <text:p text:style-name="P15"><text:span text:style-name="T96"/></text:p>
      <text:p text:style-name="P16"><text:span text:style-name="T97">Metoda ta pozwala dok</text:span><text:span text:style-name="T98">ładnie określić naturę problemu, co ułatwia jego rozwiązanie.</text:span></text:p>
      <text:p text:style-name="P16"><text:span text:style-name="T99"/></text:p>
      <text:p text:style-name="P16"><text:span text:style-name="T100">Zadano nast</text:span><text:span text:style-name="T101">ępujące pytania:</text:span></text:p>
      <text:p text:style-name="P16"><text:span text:style-name="T102"/></text:p>
      <text:p text:style-name="P16"><text:span text:style-name="T103">Co b</text:span><text:span text:style-name="T104">ędzie testowane?</text:span></text:p>
      <text:p text:style-name="P16"><text:span text:style-name="T105">- aplikacja napisana przy u</text:span><text:span text:style-name="T106">życiu technologii Spring.</text:span></text:p>
      <text:p text:style-name="P16"><text:span text:style-name="T107"/></text:p>
      <text:p text:style-name="P16"><text:span text:style-name="T108">Kto b</text:span><text:span text:style-name="T109">ędzie przeprowadzał testy?</text:span></text:p>
      <text:p text:style-name="P16"><text:span text:style-name="T110">- programi</text:span><text:span text:style-name="T111">ści.</text:span></text:p>
      <text:p text:style-name="P16"><text:span text:style-name="T112"/></text:p>
      <text:p text:style-name="P16"><text:span text:style-name="T113">Kiedy aplikacja b</text:span><text:span text:style-name="T114">ędzie testowana?</text:span></text:p>
      <text:p text:style-name="P16"><text:span text:style-name="T115">- Po ka</text:span><text:span text:style-name="T116">żdorazowym wprowadzeniu zmian do aplikacji.</text:span></text:p>
      <text:p text:style-name="P16"><text:span text:style-name="T117"/></text:p>
      <text:p text:style-name="P16"><text:span text:style-name="T118">Gdzie b</text:span><text:span text:style-name="T119">ędą uruchamiane testy?</text:span></text:p>
      <text:p text:style-name="P16"><text:span text:style-name="T120">- na<text:s/></text:span><text:span text:style-name="T121">środowisku lokalnym.</text:span></text:p>
      <text:p text:style-name="P16"><text:span text:style-name="T122"/></text:p>
      <text:p text:style-name="P16"><text:span text:style-name="T123">Dlaczego przeprowadzane s</text:span><text:span text:style-name="T124">ą testy automatyczne?</text:span></text:p>
      <text:p text:style-name="P16"><text:span text:style-name="T125">- Aby zapewni</text:span><text:span text:style-name="T126">ć, żeby aplikacja działała zgodnie z oczekiwaniami klienta.</text:span></text:p>
      <text:p text:style-name="P16"><text:span text:style-name="T127"/></text:p>
      <text:p text:style-name="P16"><text:span text:style-name="T127"/></text:p>
      <text:p text:style-name="P16"><text:span text:style-name="T127"/></text:p>
      <text:p text:style-name="P16"><text:span text:style-name="T127"/></text:p>
      <text:p text:style-name="P16"><text:span text:style-name="T127"/></text:p>
      <text:p text:style-name="P16"><text:span text:style-name="T127"/></text:p>
      <text:p text:style-name="P16"><text:span text:style-name="T128">4. Propozycje rozwi</text:span><text:span text:style-name="T129">ązania problemu.</text:span></text:p>
      <text:p text:style-name="P16"><text:span text:style-name="T130"/></text:p>
      <text:p text:style-name="P16"><text:span text:style-name="T130"/></text:p>
      <text:p text:style-name="P17"><text:span text:style-name="T131"><text:tab/>Przy tworzeniu aplikacji webowych wa</text:span><text:span text:style-name="T132">żnym etapem jest testowanie graficznego interfejsu użytkownika. Zapewnia to uzyskanie dużej ilości informacji zwrotnych pomocnych przy usuwaniu błęd</text:span><text:span text:style-name="T133">ów zwi</text:span><text:span text:style-name="T134">ązanych z nawigacją, generowaniu komunikat</text:span><text:span text:style-name="T135">ów o b</text:span><text:span text:style-name="T136">łędach, obsługi wprowadzania danych i innych. Dokładne testowanie GUI jest czasochłonne i kosztowne, szczeg</text:span><text:span text:style-name="T137">ólnie gdy testy musz</text:span><text:span text:style-name="T138">ą być często powtarzane a sama aplikacja może być bardzo złożona. Automatyzacja test</text:span><text:span text:style-name="T139">ów pozwala zaoszcz</text:span><text:span text:style-name="T140">ędzić czas, kt</text:span><text:span text:style-name="T141">óry tester musia</text:span><text:span text:style-name="T142">łby przeznaczyć na przeprowadzenie tych samych test</text:span><text:span text:style-name="T143">ów manualnie. Dobrze napisane testy automatyczne daj</text:span><text:span text:style-name="T144">ą pewność, że aplikacja działa zgodnie z oczekiwaniami klienta.</text:span></text:p>
      <text:p text:style-name="P17"><text:span text:style-name="T145"/></text:p>
      <text:p text:style-name="P18"><text:span text:style-name="T145"/></text:p>
      <text:p text:style-name="P18"><text:span text:style-name="T146"><text:tab/></text:span><text:span text:style-name="T147">Jako narz</text:span><text:span text:style-name="T148">ędzie do napisania i przeprowadzenia test</text:span><text:span text:style-name="T149">ów zosta</text:span><text:span text:style-name="T150">ło wybranę narzędzie Katalon.Jest to narzędzie kt</text:span><text:span text:style-name="T151">óre mo</text:span><text:span text:style-name="T152">żemy wykorzystywać do automatyzowania takich obszar</text:span><text:span text:style-name="T153">ów jak: Api, Web, Mobile.</text:span><text:span text:style-name="T154"/></text:p>
      <text:p text:style-name="P18"><text:span text:style-name="T155"/></text:p>
      <text:p text:style-name="P18"><text:span text:style-name="T156">Pozwala na generowanie i wykonywanie test</text:span><text:span text:style-name="T157">ó</text:span><text:span text:style-name="T158">w<text:s/></text:span><text:span text:style-name="T159">na wszystkich systemach operacyjnych, jak i najpopularniejszych przeglądarkach internetowych. Działa na infrastrukturze chmurowej i lokalnej.</text:span></text:p>
      <text:p text:style-name="P18"><text:span text:style-name="T159"/></text:p>
      <text:p text:style-name="P18"><text:span text:style-name="T159">Katalon zyskuje co raz większą popularność o czym może świadczyć tego roczne wyr</text:span><text:span text:style-name="T160">ó</text:span><text:span text:style-name="T161">żnienie w środowisku testerskim jako jedne z najlepszych narzędzi do automatyzacji test</text:span><text:span text:style-name="T162">ów.</text:span><text:span text:style-name="T163">Posiada bardzo przyjazny<text:s/></text:span><text:span text:style-name="T164">u</text:span><text:span text:style-name="T165">żytkownikowi interfejs kt</text:span><text:span text:style-name="T166">óry z pewno</text:span><text:span text:style-name="T167">ścią ułatwi pracę w automatyzowaniu.<text:s/></text:span><text:span text:style-name="T168"/></text:p>
      <text:p text:style-name="P18"><text:span text:style-name="T169"/></text:p>
      <text:p text:style-name="P18"><text:span text:style-name="T170">Pozwala na tworzenie testów bez konieczno</text:span><text:span text:style-name="T171">ści pisania kodu, co jest przydatne dla początkujących.</text:span></text:p>
      <text:p text:style-name="P18"><text:span text:style-name="T172"/></text:p>
      <text:p text:style-name="P18"><text:span text:style-name="T173">Jest zintegrowany z narz</text:span><text:span text:style-name="T174">ędziami takimi jak: Jira, Jenkins, Bamboo, Azure i CircleCI.</text:span></text:p>
      <text:p text:style-name="P18"><text:span text:style-name="T175"/></text:p>
      <text:p text:style-name="P18"><text:span text:style-name="T175"/></text:p>
      <text:p text:style-name="P18"><text:span text:style-name="T175"/></text:p>
      <text:p text:style-name="P18"><text:span text:style-name="T175"/></text:p>
      <text:p text:style-name="P18"><text:span text:style-name="T175"/></text:p>
      <text:p text:style-name="P18"><text:span text:style-name="T176">5. Zastosowane rozwi</text:span><text:span text:style-name="T177">ązania</text:span><text:span text:style-name="T178"/></text:p>
      <text:p text:style-name="P18"><text:span text:style-name="T179"/></text:p>
      <text:p text:style-name="P19"><draw:frame text:anchor-type="as-char" svg:width="152.40mm" svg:height="82.81mm" style:rel-width="scale" style:rel-height="scale"><draw:object-ole xlink:href="OleObj1"/><draw:image xlink:href="ObjectReplacements/OleObj1"/></draw:frame><text:span text:style-name="T179"/></text:p>
      <text:p text:style-name="P19"><text:span text:style-name="T180"><text:tab/><text:tab/><text:tab/><text:tab/>Zrzut ekranu programu Katalon</text:span><text:span text:style-name="T181"/></text:p>
      <text:p text:style-name="P20"><text:span text:style-name="T181"/></text:p>
      <text:p text:style-name="P20"><text:span text:style-name="T182">Testy utworzone w powy</text:span><text:span text:style-name="T183">ższym środowisku zostały podzielone ze względu na gł</text:span><text:span text:style-name="T184">ó</text:span><text:span text:style-name="T185">wne funkcjonalno</text:span><text:span text:style-name="T186">ści :</text:span></text:p>
      <text:list text:style-name="L21">
        <text:list-item>
          <text:p text:style-name="P21"><text:span text:style-name="T187">obs</text:span><text:span text:style-name="T188">ługa użytkownik</text:span><text:span text:style-name="T189">ó</text:span><text:span text:style-name="T190">w - dodawanie, edycja, usuwanie, dodawanie z w</text:span><text:span text:style-name="T191">łasną rolą, walidacja nieprawidłowo wpisanych p</text:span><text:span text:style-name="T192">ó</text:span><text:span text:style-name="T193">l</text:span></text:p>
        </text:list-item>
        <text:list-item>
          <text:p text:style-name="P21"><text:span text:style-name="T193">obs</text:span><text:span text:style-name="T194">ługa adres</text:span><text:span text:style-name="T195">ó</text:span><text:span text:style-name="T196">w - dodawanie, edycja, usuwanie</text:span></text:p>
        </text:list-item>
        <text:list-item>
          <text:p text:style-name="P21"><text:span text:style-name="T196">ob</text:span><text:span text:style-name="T197">sługa odczyt</text:span><text:span text:style-name="T198">ó</text:span><text:span text:style-name="T199">w i ich przeliczanie - wype</text:span><text:span text:style-name="T200">łnianie odczyt</text:span><text:span text:style-name="T201">ó</text:span><text:span text:style-name="T202">w, generowanie pdfa, akceptacja rachunk</text:span><text:span text:style-name="T203">ó</text:span><text:span text:style-name="T204">w przez admina / managera</text:span></text:p>
        </text:list-item>
        <text:list-item>
          <text:p text:style-name="P21"><text:span text:style-name="T204">internacjonalizacja - sprawdzenie poprawno</text:span><text:span text:style-name="T205">ści p</text:span><text:span text:style-name="T206">ó</text:span><text:span text:style-name="T207">l i nazewnictwa</text:span></text:p>
        </text:list-item>
        <text:list-item>
          <text:p text:style-name="P21"><text:span text:style-name="T207">inne, mieszane scenariusze - edycja swoich danych przez u</text:span><text:span text:style-name="T208">żytkownika, wypełnienie odczy</text:span><text:span text:style-name="T209">t</text:span><text:span text:style-name="T210">ó</text:span><text:span text:style-name="T211">w, zakceptowanie ich przez administratora</text:span></text:p>
        </text:list-item>
      </text:list>
      <text:p text:style-name="P22"><text:span text:style-name="T211"/></text:p>
      <text:p text:style-name="P22"><text:span text:style-name="T211"><text:tab/>Testy przynios</text:span><text:span text:style-name="T212">ły rezultaty, gdyż udało się wyeliminować kilka błęd</text:span><text:span text:style-name="T213">ó</text:span><text:span text:style-name="T214">w. Jednym z nich by</text:span><text:span text:style-name="T215">ło nie zmienianie wartości pola "enabled" na true, w przypadku edycji danych przez użytkownika. Przez<text:s/></text:span><text:span text:style-name="T216">ó</text:span><text:span text:style-name="T217">w b</text:span><text:span text:style-name="T218">łąd nie było można zalogować się ponownie na swoje konto.<text:s/></text:span><text:span text:style-name="T219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  <text:p text:style-name="P23"><text:span text:style-name="T2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